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651cm"/>
    </style:style>
    <style:style style:name="gr3" style:family="graphic" style:parent-style-name="objectwithoutfill">
      <style:graphic-properties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end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'Courier New'" style:font-family-generic="modern" style:font-pitch="fixed" fo:font-size="20pt" style:font-size-asian="20pt" style:font-size-complex="20pt"/>
    </style:style>
    <style:style style:name="T2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032cm" svg:height="2.159cm" svg:x="2cm" svg:y="1.004cm">
          <text:p text:style-name="P1">NULL</text:p>
        </draw:rect>
        <draw:frame draw:style-name="gr2" draw:text-style-name="P2" draw:layer="layout" svg:width="3.302cm" svg:height="1.901cm" svg:x="4.032cm" svg:y="2.274cm">
          <draw:text-box>
            <text:p text:style-name="P1"><text:span text:style-name="T1">float*</text:span></text:p>
          </draw:text-box>
        </draw:frame>
        <draw:frame draw:style-name="gr2" draw:text-style-name="P2" draw:layer="layout" svg:width="2.286cm" svg:height="1.901cm" svg:x="1.9cm" svg:y="3.159cm">
          <draw:text-box>
            <text:p text:style-name="P1"><text:span text:style-name="T1">fPtr</text:span></text:p>
          </draw:text-box>
        </draw:frame>
        <draw:rect draw:style-name="gr1" draw:text-style-name="P1" draw:layer="layout" svg:width="2.032cm" svg:height="2.159cm" svg:x="2cm" svg:y="4.803cm">
          <text:p/>
        </draw:rect>
        <draw:frame draw:style-name="gr2" draw:text-style-name="P2" draw:layer="layout" svg:width="3.302cm" svg:height="1.901cm" svg:x="3.732cm" svg:y="6.073cm">
          <draw:text-box>
            <text:p text:style-name="P1"><text:span text:style-name="T1">float*</text:span></text:p>
          </draw:text-box>
        </draw:frame>
        <draw:frame draw:style-name="gr2" draw:text-style-name="P2" draw:layer="layout" svg:width="2.286cm" svg:height="1.901cm" svg:x="1.9cm" svg:y="6.958cm">
          <draw:text-box>
            <text:p text:style-name="P1"><text:span text:style-name="T1">fPtr</text:span></text:p>
          </draw:text-box>
        </draw:frame>
        <draw:rect draw:style-name="gr1" draw:text-style-name="P1" draw:layer="layout" svg:width="2.032cm" svg:height="2.159cm" svg:x="8.4cm" svg:y="4.803cm">
          <text:p/>
        </draw:rect>
        <draw:frame draw:style-name="gr2" draw:text-style-name="P2" draw:layer="layout" svg:width="3.302cm" svg:height="1.901cm" svg:x="9.932cm" svg:y="6.073cm">
          <draw:text-box>
            <text:p text:style-name="P1"><text:span text:style-name="T1">float</text:span></text:p>
          </draw:text-box>
        </draw:frame>
        <draw:line draw:style-name="gr3" draw:text-style-name="P1" draw:layer="layout" svg:x1="3.143cm" svg:y1="5.399cm" svg:x2="8.35cm" svg:y2="5.399cm">
          <text:p/>
        </draw:line>
        <draw:rect draw:style-name="gr1" draw:text-style-name="P1" draw:layer="layout" svg:width="2.032cm" svg:height="2.159cm" svg:x="2cm" svg:y="8.802cm">
          <text:p/>
        </draw:rect>
        <draw:frame draw:style-name="gr2" draw:text-style-name="P2" draw:layer="layout" svg:width="3.302cm" svg:height="1.901cm" svg:x="3.732cm" svg:y="10.072cm">
          <draw:text-box>
            <text:p text:style-name="P1"><text:span text:style-name="T1">float*</text:span></text:p>
          </draw:text-box>
        </draw:frame>
        <draw:frame draw:style-name="gr2" draw:text-style-name="P2" draw:layer="layout" svg:width="2.286cm" svg:height="1.901cm" svg:x="1.9cm" svg:y="10.957cm">
          <draw:text-box>
            <text:p text:style-name="P1"><text:span text:style-name="T1">fPtr</text:span></text:p>
          </draw:text-box>
        </draw:frame>
        <draw:rect draw:style-name="gr1" draw:text-style-name="P1" draw:layer="layout" svg:width="2.032cm" svg:height="2.159cm" svg:x="8.4cm" svg:y="8.802cm">
          <text:p text:style-name="P1">2.2</text:p>
        </draw:rect>
        <draw:frame draw:style-name="gr2" draw:text-style-name="P2" draw:layer="layout" svg:width="3.302cm" svg:height="1.901cm" svg:x="9.932cm" svg:y="10.072cm">
          <draw:text-box>
            <text:p text:style-name="P1"><text:span text:style-name="T1">float</text:span></text:p>
          </draw:text-box>
        </draw:frame>
        <draw:line draw:style-name="gr3" draw:text-style-name="P1" draw:layer="layout" svg:x1="3.143cm" svg:y1="9.398cm" svg:x2="8.35cm" svg:y2="9.398cm">
          <text:p/>
        </draw:line>
        <draw:frame draw:style-name="gr2" draw:text-style-name="P4" draw:layer="layout" svg:width="2.286cm" svg:height="1.901cm" svg:x="-0.286cm" svg:y="1.254cm">
          <draw:text-box>
            <text:p text:style-name="P3"><text:span text:style-name="T2">(1)</text:span></text:p>
          </draw:text-box>
        </draw:frame>
        <draw:frame draw:style-name="gr2" draw:text-style-name="P4" draw:layer="layout" svg:width="2.286cm" svg:height="1.901cm" svg:x="-0.286cm" svg:y="5.068cm">
          <draw:text-box>
            <text:p text:style-name="P3"><text:span text:style-name="T2">(2)</text:span></text:p>
          </draw:text-box>
        </draw:frame>
        <draw:frame draw:style-name="gr2" draw:text-style-name="P4" draw:layer="layout" svg:width="2.286cm" svg:height="1.901cm" svg:x="-0.286cm" svg:y="9.128cm">
          <draw:text-box>
            <text:p text:style-name="P3"><text:span text:style-name="T2">(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6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Hansen</meta:initial-creator>
    <meta:creation-date>2013-04-07T14:46:27.04</meta:creation-date>
    <dc:date>2013-04-07T14:55:24.35</dc:date>
    <dc:creator>Jeremy Hansen</dc:creator>
    <meta:editing-duration>PT8M57S</meta:editing-duration>
    <meta:editing-cycles>1</meta:editing-cycles>
    <meta:document-statistic meta:object-count="18"/>
    <meta:generator>OpenOffice.org/3.4.1$Win32 OpenOffice.org_project/341m1$Build-9593</meta:generator>
  </office:meta>
</office:document-meta>
</file>